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/00/00</text:date>, <text:time style:data-style-name="N2" text:time-value="15:47:36.692226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11:19.489394007</meta:creation-date>
    <dc:date>2024-10-19T13:55:23.704252404</dc:date>
    <meta:editing-duration>P1DT9H24M58S</meta:editing-duration>
    <meta:editing-cycles>13</meta:editing-cycles>
    <meta:generator>LibreOffice/24.2.6.2$Linux_X86_64 LibreOffice_project/420$Build-2</meta:generator>
    <meta:document-statistic meta:table-count="1" meta:cell-count="179" meta:object-count="0"/>
  </office:meta>
</office:document-meta>
</file>